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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Überschrift1" style:master-page-name="MP0" style:family="paragraph">
      <style:paragraph-properties fo:break-before="page"/>
    </style:style>
    <style:style style:name="P2" style:parent-style-name="Standard" style:family="paragraph"/>
    <style:style style:name="P3" style:parent-style-name="Standard" style:family="paragraph">
      <style:paragraph-properties fo:margin-left="0.5in">
        <style:tab-stops/>
      </style:paragraph-properties>
    </style:style>
    <style:style style:name="P4" style:parent-style-name="Standard" style:family="paragraph"/>
    <style:style style:name="P5" style:parent-style-name="Standard" style:family="paragraph">
      <style:paragraph-properties fo:margin-left="0.5in">
        <style:tab-stops/>
      </style:paragraph-properties>
    </style:style>
    <style:style style:name="P6" style:parent-style-name="Standard" style:family="paragraph"/>
    <style:style style:name="P7" style:parent-style-name="Listenabsatz" style:family="paragraph"/>
    <style:style style:name="T8" style:parent-style-name="Absatz-Standardschriftart" style:family="text">
      <style:text-properties fo:background-color="#FFFF00"/>
    </style:style>
    <style:style style:name="T9" style:parent-style-name="Absatz-Standardschriftart" style:family="text">
      <style:text-properties style:font-name="Wingdings" style:font-name-asian="Wingdings" style:font-name-complex="Wingdings"/>
    </style:style>
    <style:style style:name="T10" style:parent-style-name="Absatz-Standardschriftart" style:family="text">
      <style:text-properties style:font-name="Wingdings" style:font-name-asian="Wingdings" style:font-name-complex="Wingdings"/>
    </style:style>
    <style:style style:name="P11" style:parent-style-name="Listenabsatz" style:family="paragraph"/>
    <style:style style:name="P12" style:parent-style-name="Listenabsatz" style:family="paragraph"/>
    <style:style style:name="P13" style:parent-style-name="Listenabsatz" style:family="paragraph"/>
  </office:automatic-styles>
  <office:body>
    <office:text text:use-soft-page-breaks="true">
      <text:h text:style-name="P1" text:outline-level="1">Anforderungen – Zeiterfassungstool</text:h>
      <text:p text:style-name="Standard"/>
      <text:h text:style-name="Überschrift2" text:outline-level="2">User</text:h>
      <text:p text:style-name="Standard">Ich als User möchte mich in ein Zeiterfassungstool einloggen können, um meine Zeiten zu erfassen.</text:p>
      <text:p text:style-name="Standard">Ich als User möchte einen Startbutton klicken können, um mit der Zeitaufzeichnung zu beginnen.</text:p>
      <text:p text:style-name="Standard">Ich als User möchte einen Ende-Button klicken können, um meine Zeitaufzeichnung zu beenden.</text:p>
      <text:p text:style-name="Standard">Ich als User möchte beim beenden einer Zeitaufzeichnung einen Kommentar eingeben können, um einzutragen, was ich getan habe.</text:p>
      <text:p text:style-name="Standard">Ich als User möchte meine bisherigen Zeit-Einträge ansehen können, um Sie auf Richtigkeit zu überprüfen.</text:p>
      <text:p text:style-name="Standard">Ich als User<text:s/>möchte meine bisherigen Zeit-Einträge ändern zu können, um falsche Einträge zu korrigieren.</text:p>
      <text:p text:style-name="Standard">Ich als User möchte meine Zeiten in einer Excel-Liste exportieren können, um sie extern versenden zu können.</text:p>
      <text:h text:style-name="Überschrift2" text:outline-level="2">Admin</text:h>
      <text:p text:style-name="Standard">Ich als Admin möchte User-Konten anlegen können, um neue User mit in das Tool aufnehmen zu können.<text:s/></text:p>
      <text:p text:style-name="Standard">Ich als Admin möchte User-Konten ändern können, um sich ändernde oder falsche Daten anzupassen.</text:p>
      <text:p text:style-name="Standard">Ich als Admin möchte User-Konten löschen können, um ausscheidende Mitarbeiter zu entfernen.</text:p>
      <text:p text:style-name="Standard">Ich als Admin möchte User-Konten anlegen können, um neue User mit in das Tool aufnehmen zu können.<text:s/></text:p>
      <text:p text:style-name="Standard">Ich als Admin möchte User-Konten ändern können, um sich ändernde oder falsche Daten anzupassen.</text:p>
      <text:p text:style-name="Standard">Ich als Admin möchte User-Konten löschen können, um ausscheidende Mitarbeiter zu entfernen.</text:p>
      <text:p text:style-name="Standard"/>
      <text:h text:style-name="Überschrift2" text:outline-level="2">Entwickler</text:h>
      <text:p text:style-name="Standard">Ich als Entwickler möchte eine relationale Datenbank nutzen, um User und Zeiteinträge zu speichern.</text:p>
      <text:p text:style-name="Standard">Ich als Entwickler möchte auf die Systemuhrzeit zugreifen, um Zeiteinträge eintragen zu können.</text:p>
      <text:p text:style-name="Standard"/>
      <text:h text:style-name="Überschrift2" text:outline-level="2">Nicht-Funktionale</text:h>
      <text:p text:style-name="Standard">Ich als Entwickler möchte meinen Code gut dokumentieren und kommentieren, um eine leicht wartbare Anwendung zu erhalten.</text:p>
      <text:p text:style-name="Standard">Ich als Anwender (Admin + User) möchte eine intuitive Benutzeroberfläche, um leicht mit der Anwendung arbeiten zu können.</text:p>
      <text:p text:style-name="Standard">Ich als Entwickler möchte Bootstrap, CSS und HTML nutzen, um die Weboberfläche leicht gestalten zu können.</text:p>
      <text:h text:style-name="Überschrift1" text:outline-level="1">Aufgaben</text:h>
      <text:list text:style-name="LFO1" text:continue-numbering="true">
        <text:list-item>
          <text:p text:style-name="P2">Wähle Tier-Model, so eine geeignete Clientausprägung für das Entwicklungsvorhaben und wie begründe die Entscheidung.<text:s/></text:p>
        </text:list-item>
      </text:list>
      <text:p text:style-name="P3">2nd Tier, weil Teilung sinnvoll aber 3 Teilung zu groß</text:p>
      <text:list text:style-name="LFO1" text:continue-numbering="true">
        <text:list-item>
          <text:p text:style-name="P4">Wähle ein oder kein Architekturpattern und begründe die Entscheidung.<text:s/></text:p>
        </text:list-item>
      </text:list>
      <text:p text:style-name="P5">MVC, weil wir das kennen und es ein wichtiger Standard ist</text:p>
      <text:list text:style-name="LFO1" text:continue-numbering="true">
        <text:list-item>
          <text:p text:style-name="P6">Verorte die Funktionen/Anforderungen der Anforderungsanalyse den Komponenten und Tiers zu. (Designphase)</text:p>
        </text:list-item>
      </text:list>
      <text:list text:style-name="LFO2" text:continue-numbering="true">
        <text:list-item>
          <text:p text:style-name="P7"><text:span text:style-name="T8">Frage:</text:span><text:s/>was muss am Ende abgegeben werden?<text:s/><text:span text:style-name="T9"></text:span><text:s/>müssen wir diese Zuordnung tatsächlich machen?<text:s/><text:span text:style-name="T10"></text:span><text:s/>wenn ja, Beispiel?</text:p>
        </text:list-item>
      </text:list>
      <text:p text:style-name="Listenabsatz"/>
      <text:list text:style-name="LFO1" text:continue-numbering="true">
        <text:list-item>
          <text:p text:style-name="P11">Erstelle ein erstes Model (Klassen) der Geschäftsobjekte (zb. class Customer{private String name; private String surname}).</text:p>
        </text:list-item>
      </text:list>
      <text:p text:style-name="Listenabsatz"/>
      <text:list text:style-name="LFO1" text:continue-numbering="true">
        <text:list-item>
          <text:p text:style-name="P12">Definiere Funktionen der Geschäftsobjekte und verorte diese nach dem Architekturpattern (z.B. in class <text:s/>CustomerController{changeCustomer();}) <text:s text:c="2"/></text:p>
        </text:list-item>
      </text:list>
      <text:p text:style-name="Standard"/>
      <text:list text:style-name="LFO1" text:continue-numbering="true">
        <text:list-item>
          <text:p text:style-name="P13">Skizziere ein erstes Layout (Gui) der Geschäftsanwendung.<text:s/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Wingdings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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ß, Annika</meta:initial-creator>
    <dc:creator>Paß, Annika</dc:creator>
    <meta:creation-date>2021-03-13T16:04:00Z</meta:creation-date>
    <dc:date>2021-03-13T17:08:00Z</dc:date>
    <meta:template xlink:href="Normal" xlink:type="simple"/>
    <meta:editing-cycles>3</meta:editing-cycles>
    <meta:editing-duration>PT0S</meta:editing-duration>
    <meta:document-statistic meta:page-count="1" meta:paragraph-count="5" meta:word-count="382" meta:character-count="2786" meta:row-count="20" meta:non-whitespace-character-count="2409"/>
  </office:meta>
</office:document-meta>
</file>